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4.249cm" fo:min-width="14.316cm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2cm" draw:marker-end-width="0.322cm" draw:fill="none" draw:textarea-horizontal-align="justify" draw:textarea-vertical-align="middle" draw:auto-grow-height="false" fo:min-height="1.655cm" fo:min-width="3.31cm" fo:padding-top="0.166cm" fo:padding-bottom="0.166cm" fo:padding-left="0.291cm" fo:padding-right="0.291cm" draw:shadow="hidden" loext:glow-transparency="1%" loext:softedge-radius="0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575cm" fo:min-width="2.913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575cm" fo:min-width="4.183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545cm" fo:min-width="2.359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35cm" svg:stroke-color="#1c1c1c" draw:marker-start="Arrowheads_20_4" draw:marker-start-width="0.352cm" draw:marker-end="Arrowheads_20_4" draw:marker-end-width="0.3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5cm" fo:min-width="0cm"/>
      <style:paragraph-properties style:writing-mode="lr-tb"/>
    </style:style>
    <style:style style:name="gr10" style:family="graphic" style:parent-style-name="objectwithoutfill">
      <style:graphic-properties draw:stroke="dash" draw:stroke-dash="Long_20_Dash" svg:stroke-width="0.053cm" svg:stroke-color="#000000" draw:marker-start="Arrowheads_20_4" draw:marker-start-width="0.279cm" draw:marker-end="" draw:marker-end-width="0.279cm" svg:stroke-linecap="butt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stroke="dash" draw:stroke-dash="Double_20_Dash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draw:stroke="dash" draw:stroke-dash="Long_20_Dash" svg:stroke-width="0.053cm" svg:stroke-color="#000000" draw:marker-start-width="0.279cm" draw:marker-end="Arrowheads_20_4" draw:marker-end-width="0.379cm" svg:stroke-linecap="butt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  <style:paragraph-properties style:writing-mode="lr-tb"/>
    </style:style>
    <style:style style:name="gr14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35cm" svg:stroke-color="#000000" draw:marker-start="Arrowheads_20_5" draw:marker-start-width="0.252cm" draw:marker-end="Arrowheads_20_5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draw:stroke="dash" draw:stroke-dash="Long_20_Dash" svg:stroke-width="0.035cm" svg:stroke-color="#000000" draw:marker-start="Arrowheads_20_5" draw:marker-start-width="0.252cm" draw:marker-end="Arrowheads_20_5" draw:marker-end-width="0.252cm" svg:stroke-linecap="butt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width="0.081cm" svg:stroke-color="#000000" draw:marker-start-width="0.322cm" draw:marker-end-width="0.322cm" draw:fill="none" draw:textarea-horizontal-align="justify" draw:textarea-vertical-align="middle" draw:auto-grow-height="false" fo:min-height="1.573cm" fo:min-width="3.228cm" fo:padding-top="0.166cm" fo:padding-bottom="0.166cm" fo:padding-left="0.291cm" fo:padding-right="0.291cm" draw:shadow="hidden" loext:glow-transparency="1%" loext:softedge-radius="0cm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93cm" fo:min-width="2.307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margin-top="0cm" fo:margin-bottom="0cm" fo:text-align="center" style:writing-mode="lr-tb"/>
    </style:style>
    <style:style style:name="P4" style:family="paragraph">
      <loext:graphic-properties draw:fill="none"/>
      <style:paragraph-properties fo:margin-top="0cm" fo:margin-bottom="0cm" fo:text-align="center"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922cm" svg:height="14.605cm" svg:x="2.27cm" svg:y="2.90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9cm" svg:height="0.962cm" svg:x="11.795cm" svg:y="3.213cm">
          <draw:text-box>
            <text:p>Docker-compose</text:p>
          </draw:text-box>
        </draw:frame>
        <draw:custom-shape draw:style-name="gr3" draw:text-style-name="P4" draw:layer="layout" svg:width="3.81cm" svg:height="1.905cm" svg:x="3.845cm" svg:y="8.55cm">
          <text:p text:style-name="P3">Image Mang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493cm" svg:height="1.905cm" svg:x="12.747cm" svg:y="8.55cm">
          <text:p text:style-name="P5">Image Storage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763cm" svg:height="1.905cm" svg:x="11.477cm" svg:y="12.677cm">
          <text:p text:style-name="P5">Image Classification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858cm" svg:height="1.27cm" svg:x="4.062cm" svg:y="12.677cm">
          <text:p text:style-name="P5"><text:span text:style-name="T1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7" draw:layer="layout" svg:x1="5.445cm" svg:y1="10.455cm" svg:x2="5.445cm" svg:y2="12.677cm">
          <text:p/>
        </draw:line>
        <draw:line draw:style-name="gr7" draw:text-style-name="P7" draw:layer="layout" svg:x1="7.667cm" svg:y1="9.502cm" svg:x2="12.747cm" svg:y2="9.502cm">
          <text:p/>
        </draw:line>
        <draw:frame draw:style-name="gr8" draw:text-style-name="P2" draw:layer="layout" svg:width="7.938cm" svg:height="0.645cm" svg:x="4.72cm" svg:y="15.605cm">
          <draw:text-box>
            <text:p><text:span text:style-name="T2">Synchronous Connection using RESTfull API</text:span></text:p>
          </draw:text-box>
        </draw:frame>
        <draw:frame draw:style-name="gr9" draw:text-style-name="P8" draw:layer="layout" svg:width="3.175cm" svg:height="1.073cm" svg:x="4.057cm" svg:y="13.947cm">
          <draw:text-box>
            <text:p text:style-name="P7"><text:span text:style-name="T3">Image Meta data database</text:span></text:p>
          </draw:text-box>
        </draw:frame>
        <draw:line draw:style-name="gr10" draw:text-style-name="P1" draw:layer="layout" svg:x1="6.715cm" svg:y1="10.455cm" svg:x2="6.715cm" svg:y2="11.407cm">
          <text:p/>
        </draw:line>
        <draw:line draw:style-name="gr11" draw:text-style-name="P1" draw:layer="layout" svg:x1="6.715cm" svg:y1="11.407cm" svg:x2="14.017cm" svg:y2="11.407cm">
          <text:p/>
        </draw:line>
        <draw:line draw:style-name="gr12" draw:text-style-name="P1" draw:layer="layout" svg:x1="14.017cm" svg:y1="11.407cm" svg:x2="14.017cm" svg:y2="12.36cm">
          <text:p/>
        </draw:line>
        <draw:frame draw:style-name="gr13" draw:text-style-name="P2" draw:layer="layout" svg:width="7.62cm" svg:height="0.662cm" svg:x="4.71cm" svg:y="16.157cm">
          <draw:text-box>
            <text:p><text:span text:style-name="T3">Asynchronous Connection using RabbitMQ</text:span></text:p>
          </draw:text-box>
        </draw:frame>
        <draw:line draw:style-name="gr14" draw:text-style-name="P1" draw:layer="layout" svg:x1="15.922cm" svg:y1="12.677cm" svg:x2="15.922cm" svg:y2="12.359cm">
          <text:p/>
        </draw:line>
        <draw:line draw:style-name="gr14" draw:text-style-name="P1" draw:layer="layout" svg:x1="7.032cm" svg:y1="8.232cm" svg:x2="3.54cm" svg:y2="8.232cm">
          <text:p/>
        </draw:line>
        <draw:line draw:style-name="gr14" draw:text-style-name="P1" draw:layer="layout" svg:x1="3.54cm" svg:y1="8.232cm" svg:x2="3.54cm" svg:y2="10.137cm">
          <text:p/>
        </draw:line>
        <draw:line draw:style-name="gr14" draw:text-style-name="P1" draw:layer="layout" svg:x1="3.54cm" svg:y1="10.137cm" svg:x2="3.857cm" svg:y2="10.137cm">
          <text:p/>
        </draw:line>
        <draw:line draw:style-name="gr14" draw:text-style-name="P1" draw:layer="layout" svg:x1="11.16cm" svg:y1="12.36cm" svg:x2="11.16cm" svg:y2="14.265cm">
          <text:p/>
        </draw:line>
        <draw:line draw:style-name="gr14" draw:text-style-name="P1" draw:layer="layout" svg:x1="11.16cm" svg:y1="14.265cm" svg:x2="11.477cm" svg:y2="14.265cm">
          <text:p/>
        </draw:line>
        <draw:line draw:style-name="gr14" draw:text-style-name="P1" draw:layer="layout" svg:x1="15.922cm" svg:y1="12.36cm" svg:x2="11.16cm" svg:y2="12.36cm">
          <text:p/>
        </draw:line>
        <draw:line draw:style-name="gr14" draw:text-style-name="P1" draw:layer="layout" svg:x1="7.032cm" svg:y1="8.55cm" svg:x2="7.032cm" svg:y2="8.232cm">
          <text:p/>
        </draw:line>
        <draw:custom-shape draw:style-name="gr4" draw:text-style-name="P6" draw:layer="layout" svg:width="3.493cm" svg:height="1.905cm" svg:x="11.794cm" svg:y="5.445cm">
          <text:p text:style-name="P5">Service Registry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7.79cm" svg:y1="8.62cm" svg:x2="11.795cm" svg:y2="6.715cm">
          <text:p/>
        </draw:line>
        <draw:line draw:style-name="gr15" draw:text-style-name="P1" draw:layer="layout" svg:x1="3.222cm" svg:y1="15.922cm" svg:x2="4.81cm" svg:y2="15.922cm">
          <text:p/>
        </draw:line>
        <draw:line draw:style-name="gr16" draw:text-style-name="P1" draw:layer="layout" svg:x1="3.222cm" svg:y1="16.475cm" svg:x2="4.809cm" svg:y2="16.475cm">
          <text:p/>
        </draw:line>
        <draw:custom-shape draw:style-name="gr17" draw:text-style-name="P4" draw:layer="layout" svg:width="3.81cm" svg:height="1.905cm" svg:x="4.546cm" svg:y="5.05cm">
          <text:p text:style-name="P3">API GATEWAY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7.733cm" svg:y1="4.732cm" svg:x2="4.241cm" svg:y2="4.732cm">
          <text:p/>
        </draw:line>
        <draw:line draw:style-name="gr14" draw:text-style-name="P1" draw:layer="layout" svg:x1="4.241cm" svg:y1="4.732cm" svg:x2="4.241cm" svg:y2="6.637cm">
          <text:p/>
        </draw:line>
        <draw:line draw:style-name="gr14" draw:text-style-name="P1" draw:layer="layout" svg:x1="4.241cm" svg:y1="6.637cm" svg:x2="4.558cm" svg:y2="6.637cm">
          <text:p/>
        </draw:line>
        <draw:line draw:style-name="gr14" draw:text-style-name="P1" draw:layer="layout" svg:x1="7.733cm" svg:y1="5.05cm" svg:x2="7.733cm" svg:y2="4.732cm">
          <text:p/>
        </draw:line>
        <draw:line draw:style-name="gr7" draw:text-style-name="P7" draw:layer="layout" svg:x1="6.097cm" svg:y1="8.202cm" svg:x2="6.097cm" svg:y2="6.932cm">
          <text:p/>
        </draw:line>
        <draw:line draw:style-name="gr7" draw:text-style-name="P7" draw:layer="layout" svg:x1="8.302cm" svg:y1="6.08cm" svg:x2="11.795cm" svg:y2="6.08cm">
          <text:p/>
        </draw:line>
        <draw:line draw:style-name="gr14" draw:text-style-name="P1" draw:layer="layout" svg:x1="15.605cm" svg:y1="5.127cm" svg:x2="12.113cm" svg:y2="5.127cm">
          <text:p/>
        </draw:line>
        <draw:line draw:style-name="gr14" draw:text-style-name="P1" draw:layer="layout" svg:x1="15.605cm" svg:y1="5.127cm" svg:x2="15.605cm" svg:y2="7.032cm">
          <text:p/>
        </draw:line>
        <draw:line draw:style-name="gr14" draw:text-style-name="P1" draw:layer="layout" svg:x1="15.288cm" svg:y1="7.032cm" svg:x2="15.605cm" svg:y2="7.032cm">
          <text:p/>
        </draw:line>
        <draw:line draw:style-name="gr14" draw:text-style-name="P1" draw:layer="layout" svg:x1="12.112cm" svg:y1="5.445cm" svg:x2="12.112cm" svg:y2="5.127cm">
          <text:p/>
        </draw:line>
        <draw:line draw:style-name="gr7" draw:text-style-name="P7" draw:layer="layout" svg:x1="8.937cm" svg:y1="12.747cm" svg:x2="12.43cm" svg:y2="7.35cm">
          <text:p/>
        </draw:line>
        <draw:custom-shape draw:style-name="gr18" draw:text-style-name="P6" draw:layer="layout" svg:width="2.858cm" svg:height="1.27cm" svg:x="7.667cm" svg:y="12.747cm">
          <text:p text:style-name="P5"><text:span text:style-name="T1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9" draw:text-style-name="P2" draw:layer="layout" svg:width="3.81cm" svg:height="0.662cm" svg:x="7.25cm" svg:y="14.108cm">
          <draw:text-box>
            <text:p><text:span text:style-name="T3">Services databas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Arrowheads_20_5" draw:display-name="Arrowheads 5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0T12:54:55.657013221</meta:creation-date>
    <dc:date>2022-11-14T08:29:44.728921304</dc:date>
    <meta:editing-duration>PT7M1S</meta:editing-duration>
    <meta:editing-cycles>3</meta:editing-cycles>
    <meta:generator>LibreOffice/7.3.6.2$Linux_X86_64 LibreOffice_project/30$Build-2</meta:generator>
    <meta:document-statistic meta:object-count="40"/>
  </office:meta>
</office:document-meta>
</file>